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2D000000EA7B3B1089514882E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618cm" svg:height="8.254cm" svg:x="2.19cm" svg:y="1.869cm">
          <draw:image xlink:href="Pictures/100002010000012D000000EA7B3B1089514882E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25T09:04:31.448563081</dc:date>
    <meta:editing-duration>PT2M16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